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text-properties officeooo:paragraph-rsid="0060fe55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0fe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9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&lt;get_selection_item(o,"ods")&gt;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21T16:54:28.411191414</dc:date>
    <meta:editing-duration>PT12H41S</meta:editing-duration>
    <meta:editing-cycles>156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36" meta:character-count="1506" meta:non-whitespace-character-count="1358"/>
  </office:meta>
</office:document-meta>
</file>